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Name: Gauri Somavanshi</text:p>
      <text:p text:style-name="Standard">Roll no: B4259</text:p>
      <text:p text:style-name="Standard">Class: B.E Comp (B)</text:p>
      <text:p text:style-name="Standard">*/</text:p>
      <text:p text:style-name="Standard"></text:p>
      <text:p text:style-name="Standard">/*Problem Statement:</text:p>
      <text:p text:style-name="Standard"><text:tab/><text:tab/><text:tab/>Write a program to read input from a file and find &amp; replace a given string.</text:p>
      <text:p text:style-name="Standard"></text:p>
      <text:p text:style-name="Standard">*/</text:p>
      <text:p text:style-name="Standard"></text:p>
      <text:p text:style-name="Standard"></text:p>
      <text:p text:style-name="Standard">#include&lt;stdio.h&gt;</text:p>
      <text:p text:style-name="Standard">char str[20],str1[20];</text:p>
      <text:p text:style-name="Standard">FILE *fp,*ft;</text:p>
      <text:p text:style-name="Standard">%}</text:p>
      <text:p text:style-name="Standard">%option noyywrap</text:p>
      <text:p text:style-name="Standard">%%</text:p>
      <text:p text:style-name="Standard">[a-zA-Z]+ {</text:p>
      <text:p text:style-name="Standard"><text:tab/>if(strcmp(str,yytext)==0)</text:p>
      <text:p text:style-name="Standard"><text:tab/> <text:s/>{</text:p>
      <text:p text:style-name="Standard"><text:tab/> <text:s text:c="2"/>fprintf(ft,"%s ",str1);</text:p>
      <text:p text:style-name="Standard"><text:tab/> <text:s text:c="2"/>printf("%s ",str1);</text:p>
      <text:p text:style-name="Standard"><text:tab/> <text:s/>}</text:p>
      <text:p text:style-name="Standard"><text:tab/>else</text:p>
      <text:p text:style-name="Standard"><text:tab/> <text:s/>{</text:p>
      <text:p text:style-name="Standard"><text:tab/> <text:s text:c="2"/>fprintf(ft,"%s",yytext);</text:p>
      <text:p text:style-name="Standard"><text:tab/> <text:s text:c="2"/>printf("%s ",yytext);</text:p>
      <text:p text:style-name="Standard"><text:tab/> <text:s/>}</text:p>
      <text:p text:style-name="Standard"><text:tab/>}</text:p>
      <text:p text:style-name="Standard"></text:p>
      <text:p text:style-name="Standard">%%</text:p>
      <text:p text:style-name="Standard">void main()</text:p>
      <text:p text:style-name="Standard">{</text:p>
      <text:p text:style-name="Standard">fp=fopen("inputfile.txt","r");</text:p>
      <text:p text:style-name="Standard">ft=fopen("outputfile.txt","w");</text:p>
      <text:p text:style-name="Standard">yyin=fp;</text:p>
      <text:p text:style-name="Standard">printf("\nEnter The string to find:\t");</text:p>
      <text:p text:style-name="Standard">scanf("%s",str);</text:p>
      <text:p text:style-name="Standard">printf("\nEnter the string to replace:\t");</text:p>
      <text:p text:style-name="Standard">scanf("%s",str1);</text:p>
      <text:p text:style-name="Standard">yylex();</text:p>
      <text:p text:style-name="Standard">}</text:p>
      <text:p text:style-name="Standard"></text:p>
      <text:p text:style-name="Standard">/*</text:p>
      <text:p text:style-name="Standard">INPUT FILE: <text:s text:c="2"/>inputfile.txt</text:p>
      <text:p text:style-name="Standard"></text:p>
      <text:p text:style-name="Standard">Hello everyone.</text:p>
      <text:p text:style-name="Standard"></text:p>
      <text:p text:style-name="Standard">OUTPUT FILE: outputfile.txt</text:p>
      <text:p text:style-name="Standard"></text:p>
      <text:p text:style-name="Standard">Hello all </text:p>
      <text:p text:style-name="Standard"></text:p>
      <text:p text:style-name="Standard"><text:soft-page-break/>OUTPUT:</text:p>
      <text:p text:style-name="Standard"></text:p>
      <text:p text:style-name="Standard">ccompl04-27@ccompl0427:~/Desktop$ lex lex4.l</text:p>
      <text:p text:style-name="Standard">ccompl04-27@ccompl0427:~/Desktop$ cc lex.yy.c -ll</text:p>
      <text:p text:style-name="Standard">ccompl04-27@ccompl0427:~/Desktop$ ./a.out</text:p>
      <text:p text:style-name="Standard"></text:p>
      <text:p text:style-name="Standard">Enter The string to find:<text:tab/>everyone</text:p>
      <text:p text:style-name="Standard"></text:p>
      <text:p text:style-name="Standard">Enter the string to replace:<text:tab/>all</text:p>
      <text:p text:style-name="Standard">Hello <text:s/>all .</text:p>
      <text:p text:style-name="Standard"></text:p>
      <text:p text:style-name="Standard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MPL04-27 </meta:initial-creator>
    <meta:creation-date>2013-08-06T10:19:13</meta:creation-date>
    <dc:date>2013-08-06T10:19:34</dc:date>
    <dc:creator>CCOMPL04-27 </dc:creator>
    <meta:editing-duration>P0D</meta:editing-duration>
    <meta:editing-cycles>1</meta:editing-cycles>
    <meta:document-statistic meta:table-count="0" meta:image-count="0" meta:object-count="0" meta:page-count="2" meta:paragraph-count="64" meta:word-count="113" meta:character-count="968" meta:non-whitespace-character-count="804"/>
    <meta:generator>LibreOffice/3.5$Linux_X86_64 LibreOffice_project/350m1$Build-2</meta:generator>
  </office:meta>
</office:document-meta>
</file>